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none" fo:min-height="0.385cm"/>
    </style:style>
    <style:style style:name="gr3" style:family="graphic" style:parent-style-name="standard">
      <style:graphic-properties svg:stroke-width="0.053cm" svg:stroke-color="#000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522cm"/>
    </style:style>
    <style:style style:name="gr5" style:family="graphic" style:parent-style-name="standard">
      <style:graphic-properties svg:stroke-width="0.028cm" svg:stroke-color="#99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svg:stroke-opacity="0%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opacity="0%" draw:fill="none" draw:textarea-vertical-align="middle"/>
    </style:style>
    <style:style style:name="gr10" style:family="graphic" style:parent-style-name="standard">
      <style:graphic-properties svg:stroke-opacity="0%" draw:fill="none" draw:opacity="0%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2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000099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start"/>
      <style:text-properties fo:color="#990000" fo:font-size="13pt" fo:font-weight="bold" style:font-size-asian="13pt" style:font-weight-asian="bold" style:font-size-complex="13pt" style:font-weight-complex="bold"/>
    </style:style>
    <style:style style:name="P6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99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990000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5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4.318cm" svg:x="6.899cm" svg:y="3.77cm">
          <text:p/>
        </draw:rect>
        <draw:frame draw:style-name="gr2" draw:text-style-name="P2" draw:layer="layout" svg:width="2.123cm" svg:height="0.767cm" svg:x="6.808cm" svg:y="3.77cm">
          <draw:text-box>
            <text:p text:style-name="P2"><text:span text:style-name="T1">GUMS</text:span></text:p>
          </draw:text-box>
        </draw:frame>
        <draw:rect draw:style-name="gr3" draw:text-style-name="P3" draw:layer="layout" svg:width="7.239cm" svg:height="2.848cm" svg:x="7.28cm" svg:y="4.732cm">
          <text:p/>
        </draw:rect>
        <draw:frame draw:style-name="gr4" draw:text-style-name="P4" draw:layer="layout" svg:width="2.841cm" svg:height="0.772cm" svg:x="7.233cm" svg:y="4.722cm">
          <draw:text-box>
            <text:p text:style-name="P4"><text:span text:style-name="T2">GUMS (A)</text:span></text:p>
          </draw:text-box>
        </draw:frame>
        <draw:rect draw:style-name="gr5" draw:text-style-name="P3" draw:layer="layout" svg:width="6.477cm" svg:height="1.351cm" svg:x="7.661cm" svg:y="5.721cm">
          <text:p/>
        </draw:rect>
        <draw:frame draw:style-name="gr4" draw:text-style-name="P5" draw:layer="layout" svg:width="3.522cm" svg:height="0.772cm" svg:x="7.568cm" svg:y="5.703cm">
          <draw:text-box>
            <text:p text:style-name="P5"><text:span text:style-name="T3">GUMS (A, U)</text:span></text:p>
          </draw:text-box>
        </draw:frame>
        <draw:ellipse draw:style-name="gr6" draw:text-style-name="P1" xml:id="id2" draw:id="id2" draw:layer="layout" svg:width="3.048cm" svg:height="1.016cm" svg:x="8.842cm" svg:y="9.885cm">
          <text:p text:style-name="P3"><text:span text:style-name="T4">Application A</text:span></text:p>
        </draw:ellipse>
        <draw:rect draw:style-name="gr7" draw:text-style-name="P3" xml:id="id1" draw:id="id1" draw:layer="layout" svg:width="0.635cm" svg:height="0.025cm" svg:x="7.026cm" svg:y="8.088cm">
          <text:p/>
        </draw:rect>
        <draw:rect draw:style-name="gr7" draw:text-style-name="P3" xml:id="id4" draw:id="id4" draw:layer="layout" svg:width="0.635cm" svg:height="0.025cm" svg:x="7.927cm" svg:y="8.088cm">
          <text:p/>
        </draw:rect>
        <draw:rect draw:style-name="gr7" draw:text-style-name="P3" xml:id="id5" draw:id="id5" draw:layer="layout" svg:width="0.635cm" svg:height="0.025cm" svg:x="13.228cm" svg:y="8.088cm">
          <text:p/>
        </draw:rect>
        <draw:rect draw:style-name="gr7" draw:text-style-name="P3" xml:id="id7" draw:id="id7" draw:layer="layout" svg:width="0.635cm" svg:height="0.025cm" svg:x="14.128cm" svg:y="8.088cm">
          <text:p/>
        </draw:rect>
        <draw:connector draw:style-name="gr8" draw:text-style-name="P3" draw:layer="layout" draw:type="curve" svg:x1="7.343cm" svg:y1="8.113cm" svg:x2="8.842cm" svg:y2="10.393cm" draw:start-shape="id1" draw:start-glue-point="2" draw:end-shape="id2" draw:end-glue-point="3" svg:d="M7343 8113c0 1520 499 2280 1499 2280">
          <text:p/>
        </draw:connector>
        <draw:rect draw:style-name="gr9" draw:text-style-name="P3" xml:id="id3" draw:id="id3" draw:layer="layout" svg:width="0.635cm" svg:height="0.127cm" svg:x="9.028cm" svg:y="9.99cm">
          <text:p/>
        </draw:rect>
        <draw:connector draw:style-name="gr8" draw:text-style-name="P3" draw:layer="layout" draw:type="line" svg:x1="9.345cm" svg:y1="9.99cm" svg:x2="8.244cm" svg:y2="8.113cm" draw:start-shape="id3" draw:start-glue-point="0" draw:end-shape="id4" draw:end-glue-point="2" svg:d="M9345 9990l-1101-1877">
          <text:p/>
        </draw:connector>
        <draw:connector draw:style-name="gr8" draw:text-style-name="P3" draw:layer="layout" draw:type="line" svg:x1="13.545cm" svg:y1="8.113cm" svg:x2="11.546cm" svg:y2="10.091cm" draw:start-shape="id5" draw:start-glue-point="2" draw:end-shape="id6" draw:end-glue-point="0" svg:d="M13545 8113l-1999 1978">
          <text:p/>
        </draw:connector>
        <draw:rect draw:style-name="gr10" draw:text-style-name="P3" xml:id="id6" draw:id="id6" draw:layer="layout" svg:width="0.635cm" svg:height="0.127cm" svg:x="11.229cm" svg:y="10.091cm">
          <text:p/>
        </draw:rect>
        <draw:connector draw:style-name="gr8" draw:text-style-name="P3" draw:layer="layout" draw:type="curve" svg:x1="11.89cm" svg:y1="10.393cm" svg:x2="14.445cm" svg:y2="8.113cm" draw:start-shape="id2" draw:start-glue-point="1" draw:end-shape="id7" draw:end-glue-point="2" svg:d="M11890 10393c1704 0 2555-760 2555-2280">
          <text:p/>
        </draw:connector>
        <draw:frame draw:style-name="gr11" draw:text-style-name="P6" draw:layer="layout" svg:width="2.032cm" svg:height="0.649cm" svg:x="5.921cm" svg:y="9.609cm">
          <draw:text-box>
            <text:p><text:span text:style-name="T5">Responses</text:span></text:p>
          </draw:text-box>
        </draw:frame>
        <draw:frame draw:style-name="gr12" draw:text-style-name="P6" draw:layer="layout" svg:width="2.196cm" svg:height="1.047cm" svg:x="8.821cm" svg:y="8.51cm">
          <draw:text-box>
            <text:p><text:span text:style-name="T5">New</text:span></text:p>
            <text:p><text:span text:style-name="T5">information</text:span></text:p>
          </draw:text-box>
        </draw:frame>
        <draw:frame draw:style-name="gr13" draw:text-style-name="P6" draw:layer="layout" svg:width="1.72cm" svg:height="0.649cm" svg:x="11.221cm" svg:y="8.51cm">
          <draw:text-box>
            <text:p><text:span text:style-name="T5">Answers</text:span></text:p>
          </draw:text-box>
        </draw:frame>
        <draw:frame draw:style-name="gr13" draw:text-style-name="P6" draw:layer="layout" svg:width="1.671cm" svg:height="0.649cm" svg:x="13.121cm" svg:y="10.11cm">
          <draw:text-box>
            <text:p><text:span text:style-name="T5">Que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0T19:41:10.40</meta:creation-date>
    <dc:date>2014-12-30T20:11:05.92</dc:date>
    <dc:creator>Loc Nguyen</dc:creator>
    <meta:editing-duration>PT29M51S</meta:editing-duration>
    <meta:editing-cycles>13</meta:editing-cycles>
    <meta:generator>OpenOffice/4.1.0$Win32 OpenOffice.org_project/410m18$Build-9764</meta:generator>
    <meta:document-statistic meta:object-count="21"/>
  </office:meta>
</office:document-meta>
</file>